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cm" draw:marker-start-width="0.3cm" draw:marker-end-width="0.3cm" draw:fill="none" draw:textarea-horizontal-align="center" draw:textarea-vertical-align="middle" fo:padding-top="0.125cm" fo:padding-bottom="0.125cm" fo:padding-left="0.25cm" fo:padding-right="0.25cm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="none" draw:textarea-horizontal-align="justify" draw:textarea-vertical-align="middle" draw:auto-grow-height="false"/>
    </style:style>
    <style:style style:name="gr7" style:family="graphic" style:parent-style-name="standard">
      <style:graphic-properties svg:stroke-width="0.03cm" draw:marker-start-width="0.35cm" draw:marker-end-width="0.35cm" draw:textarea-horizontal-align="center" draw:textarea-vertical-align="middle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fo:font-style="italic" style:font-size-asian="14pt" style:font-style-asian="italic" style:font-size-complex="14pt" style:font-style-complex="italic"/>
    </style:style>
    <style:style style:name="T1" style:family="text">
      <style:text-properties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rect draw:style-name="gr1" draw:text-style-name="P1" draw:layer="layout" svg:width="12.5cm" svg:height="5.5cm" svg:x="9cm" svg:y="7.3cm">
          <text:p/>
        </draw:rect>
        <draw:rect draw:style-name="gr2" draw:text-style-name="P1" draw:id="id2" draw:layer="layout" svg:width="4.5cm" svg:height="3cm" svg:x="10cm" svg:y="8.5cm">
          <text:p text:style-name="P1">генератор<text:line-break/>ограничений</text:p>
        </draw:rect>
        <draw:rect draw:style-name="gr2" draw:text-style-name="P1" draw:id="id3" draw:layer="layout" svg:width="5cm" svg:height="3cm" svg:x="15.7cm" svg:y="8.5cm">
          <text:p text:style-name="P1">конструктор<text:line-break/>текстов<text:line-break/>программ</text:p>
        </draw:rect>
        <draw:rect draw:style-name="gr2" draw:text-style-name="P1" draw:id="id4" draw:layer="layout" svg:width="4.5cm" svg:height="3cm" svg:x="13.5cm" svg:y="15cm">
          <text:p text:style-name="P1">решатель<text:line-break/>ограничений</text:p>
        </draw:rect>
        <draw:custom-shape draw:style-name="gr3" draw:text-style-name="P1" draw:id="id1" draw:layer="layout" svg:width="3.5cm" svg:height="3cm" svg:x="13.5cm" svg:y="3.5cm">
          <text:p text:style-name="P1">тестовый<text:line-break/>шаблон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4" draw:text-style-name="P1" draw:layer="layout" draw:type="curve" svg:x1="13.5cm" svg:y1="5cm" svg:x2="12.25cm" svg:y2="8.5cm" draw:start-shape="id1" draw:start-glue-point="5" draw:end-shape="id2" draw:end-glue-point="0" svg:d="m13500 5000c-834 0-1250 1166-1250 3500">
          <text:p/>
        </draw:connector>
        <draw:connector draw:style-name="gr4" draw:text-style-name="P1" draw:layer="layout" draw:type="curve" svg:x1="17cm" svg:y1="5cm" svg:x2="18.2cm" svg:y2="8.5cm" draw:start-shape="id1" draw:start-glue-point="7" draw:end-shape="id3" draw:end-glue-point="0" svg:d="m17000 5000c800 0 1200 1166 1200 3500">
          <text:p/>
        </draw:connector>
        <draw:connector draw:style-name="gr5" draw:text-style-name="P1" draw:layer="layout" draw:type="line" svg:x1="12.25cm" svg:y1="11.5cm" svg:x2="15.75cm" svg:y2="15cm" draw:start-shape="id2" draw:start-glue-point="2" draw:end-shape="id4" draw:end-glue-point="0" svg:d="m12250 11500 3500 3500">
          <text:p text:style-name="P1">ограничения</text:p>
        </draw:connector>
        <draw:connector draw:style-name="gr4" draw:text-style-name="P1" draw:layer="layout" draw:type="line" svg:x1="15.75cm" svg:y1="15cm" svg:x2="18.2cm" svg:y2="11.5cm" draw:start-shape="id4" draw:start-glue-point="0" draw:end-shape="id3" draw:end-glue-point="2" svg:d="m15750 15000 2450-3500">
          <text:p/>
        </draw:connector>
        <draw:custom-shape draw:style-name="gr3" draw:text-style-name="P1" draw:id="id5" draw:layer="layout" svg:width="4cm" svg:height="3cm" svg:x="23.5cm" svg:y="7cm">
          <text:p text:style-name="P1">тестовая<text:line-break/>программа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" draw:text-style-name="P1" draw:id="id6" draw:layer="layout" svg:width="4.5cm" svg:height="3.5cm" svg:x="3cm" svg:y="6.5cm">
          <text:p text:style-name="P1">варианты<text:line-break/>исполнения<text:line-break/>инструкций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3" draw:text-style-name="P1" draw:id="id7" draw:layer="layout" svg:width="4.5cm" svg:height="3.5cm" svg:x="3cm" svg:y="10.5cm">
          <text:p text:style-name="P1">описания<text:line-break/>устройств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4" draw:text-style-name="P1" draw:layer="layout" draw:type="line" svg:x1="20.7cm" svg:y1="10cm" svg:x2="23.5cm" svg:y2="8.5cm" draw:start-shape="id3" draw:start-glue-point="1" draw:end-shape="id5" draw:end-glue-point="5" svg:d="m20700 10000 2800-1500">
          <text:p/>
        </draw:connector>
        <draw:connector draw:style-name="gr4" draw:text-style-name="P1" draw:layer="layout" draw:type="curve" svg:x1="7.5cm" svg:y1="8.25cm" svg:x2="10cm" svg:y2="10cm" draw:start-shape="id6" draw:start-glue-point="7" draw:end-shape="id2" svg:d="m7500 8250c1876 0 627 1750 2500 1750">
          <text:p/>
        </draw:connector>
        <draw:connector draw:style-name="gr4" draw:text-style-name="P1" draw:layer="layout" draw:type="curve" svg:x1="7.5cm" svg:y1="12.25cm" svg:x2="10cm" svg:y2="10cm" draw:start-shape="id7" draw:start-glue-point="7" draw:end-shape="id2" draw:end-glue-point="3" svg:d="m7500 12250c1876 0 627-2250 2500-2250">
          <text:p/>
        </draw:connector>
        <draw:custom-shape draw:style-name="gr3" draw:text-style-name="P2" draw:id="id8" draw:layer="layout" svg:width="6cm" svg:height="4cm" svg:x="22.5cm" svg:y="10.5cm">
          <text:p text:style-name="P1"><text:span text:style-name="T1">тестовая</text:span><text:span text:style-name="T1"><text:line-break/></text:span><text:span text:style-name="T1">программа</text:span><text:span text:style-name="T1"><text:line-break/></text:span><text:span text:style-name="T1">для данного</text:span><text:span text:style-name="T1"><text:line-break/></text:span><text:span text:style-name="T1">тестового</text:span><text:span text:style-name="T1"><text:line-break/></text:span><text:span text:style-name="T1">шаблона не</text:span><text:span text:style-name="T1"><text:line-break/></text:span><text:span text:style-name="T1">существует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4" draw:text-style-name="P1" draw:layer="layout" draw:type="line" svg:x1="20.7cm" svg:y1="10cm" svg:x2="23.25cm" svg:y2="12.5cm" draw:start-shape="id3" draw:start-glue-point="1" draw:end-shape="id8" draw:end-glue-point="9" svg:d="m20700 10000 2550 2500">
          <text:p/>
        </draw:connector>
        <draw:g>
          <draw:custom-shape draw:style-name="gr6" draw:text-style-name="P1" draw:layer="layout" svg:width="0.5cm" svg:height="0.5cm" svg:x="13.668cm" svg:y="8.6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3.968cm" svg:y1="8.657cm" svg:x2="14.067cm" svg:y2="8.77cm">
            <text:p/>
          </draw:line>
          <draw:line draw:style-name="gr7" draw:text-style-name="P1" draw:layer="layout" svg:x1="13.969cm" svg:y1="8.658cm" svg:x2="14.168cm" svg:y2="8.71cm">
            <text:p/>
          </draw:line>
        </draw:g>
        <draw:g>
          <draw:custom-shape draw:style-name="gr6" draw:text-style-name="P1" draw:layer="layout" svg:width="0.5cm" svg:height="0.5cm" svg:x="20.004cm" svg:y="8.6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20.304cm" svg:y1="8.639cm" svg:x2="20.403cm" svg:y2="8.752cm">
            <text:p/>
          </draw:line>
          <draw:line draw:style-name="gr7" draw:text-style-name="P1" draw:layer="layout" svg:x1="20.305cm" svg:y1="8.64cm" svg:x2="20.504cm" svg:y2="8.692cm">
            <text:p/>
          </draw:line>
        </draw:g>
        <draw:g>
          <draw:custom-shape draw:style-name="gr6" draw:text-style-name="P1" draw:layer="layout" svg:width="0.5cm" svg:height="0.5cm" svg:x="17.263cm" svg:y="15.2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7.563cm" svg:y1="15.242cm" svg:x2="17.662cm" svg:y2="15.355cm">
            <text:p/>
          </draw:line>
          <draw:line draw:style-name="gr7" draw:text-style-name="P1" draw:layer="layout" svg:x1="17.564cm" svg:y1="15.243cm" svg:x2="17.763cm" svg:y2="15.295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9" draw:display-name="Gradient 9" draw:style="linear" draw:start-color="#000000" draw:end-color="#ffffff" draw:start-intensity="100%" draw:end-intensity="100%" draw:angle="0" draw:border="0%"/>
    <draw:hatch draw:name="Hatch_20_2" draw:display-name="Hatch 2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9" draw:fill-hatch-name="Hatch_20_2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Евгений Корныхин</meta:initial-creator>
    <meta:creation-date>2009-08-05T11:21:41.64</meta:creation-date>
    <dc:date>2010-10-18T11:18:02.70</dc:date>
    <dc:creator>Ivan Ivanov</dc:creator>
    <meta:editing-duration>PT01H14M56S</meta:editing-duration>
    <meta:editing-cycles>14</meta:editing-cycles>
    <meta:generator>OpenOffice.org/3.2$Win32 OpenOffice.org_project/320m12$Build-9483</meta:generator>
    <meta:printed-by>Ivan Ivanov</meta:printed-by>
    <meta:print-date>2010-10-18T10:29:28.26</meta:print-date>
    <meta:document-statistic meta:object-count="29"/>
  </office:meta>
</office:document-meta>
</file>